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4cm"/>
    </style:style>
    <style:style style:name="co2" style:family="table-column">
      <style:table-column-properties fo:break-before="auto" style:column-width="5.433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7.08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d3d3" style:text-align-source="fix" style:repeat-content="false" fo:border="1.5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3d3d3" fo:border="1.5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d3d3d3" style:text-align-source="fix" style:repeat-content="false" fo:border="1.5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4" table:number-columns-repeated="1637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Location</text:p>
          </table:table-cell>
          <table:table-cell table:style-name="ce1" office:value-type="string" calcext:value-type="string" table:number-columns-spanned="2" table:number-rows-spanned="1">
            <text:p>AP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CTV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Switch PoE</text:p>
          </table:table-cell>
          <table:table-cell table:style-name="ce1" office:value-type="string" calcext:value-type="string" table:number-columns-spanned="2" table:number-rows-spanned="1">
            <text:p>Panel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LAN</text:p>
          </table:table-cell>
          <table:table-cell table:style-name="ce1" office:value-type="string" calcext:value-type="string" table:number-columns-spanned="1" table:number-rows-spanned="2">
            <text:p>FO SM</text:p>
          </table:table-cell>
          <table:table-cell table:style-name="ce1" office:value-type="string" calcext:value-type="string" table:number-columns-spanned="1" table:number-rows-spanned="2">
            <text:p>Desc</text:p>
          </table:table-cell>
          <table:table-cell table:number-columns-repeated="16372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Indoor</text:p>
          </table:table-cell>
          <table:table-cell table:style-name="ce6" office:value-type="string" calcext:value-type="string">
            <text:p>Outdoor</text:p>
          </table:table-cell>
          <table:table-cell table:style-name="ce6" office:value-type="string" calcext:value-type="string">
            <text:p>Indoor</text:p>
          </table:table-cell>
          <table:table-cell table:style-name="ce6" office:value-type="string" calcext:value-type="string">
            <text:p>Outdoor</text:p>
          </table:table-cell>
          <table:covered-table-cell table:style-name="ce6"/>
          <table:table-cell table:style-name="ce6" office:value-type="string" calcext:value-type="string">
            <text:p>Indoor</text:p>
          </table:table-cell>
          <table:table-cell table:style-name="ce6" office:value-type="string" calcext:value-type="string">
            <text:p>Outdoor</text:p>
          </table:table-cell>
          <table:covered-table-cell table:number-columns-repeated="3" table:style-name="ce2"/>
          <table:table-cell table:number-columns-repeated="1637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ucuk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ecreation Coun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Digiphoto 4</text:p>
          </table:table-cell>
          <table:table-cell table:number-columns-repeated="1637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ting Ray Counte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Digiphoto (DP-H2)</text:p>
          </table:table-cell>
          <table:table-cell table:number-columns-repeated="1637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Retail Counte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Digiphoto (DP-K)</text:p>
          </table:table-cell>
          <table:table-cell table:number-columns-repeated="1637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Toilet Recreation Counter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 Po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ew Panel conect to power house</text:p>
          </table:table-cell>
          <table:table-cell table:number-columns-repeated="1637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ower house loading doc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CCTV mounting on the lamp pole</text:p>
          </table:table-cell>
          <table:table-cell table:number-columns-repeated="1637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Varuna plaza (open area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AP outdoor (DP-POWER-HOUSE)</text:p>
          </table:table-cell>
          <table:table-cell table:number-columns-repeated="16372"/>
        </table:table-row>
        <table:table-row table:style-name="ro1" table:number-rows-repeated="13">
          <table:table-cell table:style-name="ce3"/>
          <table:table-cell table:style-name="ce5"/>
          <table:table-cell table:style-name="ce3" table:number-columns-repeated="9"/>
          <table:table-cell table:style-name="ce7"/>
          <table:table-cell table:number-columns-repeated="1637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 Putu Gede Sujarta Jaya</meta:initial-creator>
    <meta:creation-date>2024-05-16T19:58:31.641000000</meta:creation-date>
    <dc:date>2024-05-16T20:25:12.120000000</dc:date>
    <dc:creator>I Putu Gede Sujarta Jaya</dc:creator>
    <meta:editing-duration>PT26M42S</meta:editing-duration>
    <meta:editing-cycles>2</meta:editing-cycles>
    <meta:generator>LibreOffice/7.5.3.2$Windows_X86_64 LibreOffice_project/9f56dff12ba03b9acd7730a5a481eea045e468f3</meta:generator>
    <meta:document-statistic meta:table-count="1" meta:cell-count="98" meta:object-count="0"/>
  </office:meta>
</office:document-meta>
</file>